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0000002A79775EDD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4.2cm" svg:height="20cm" svg:x="2cm" svg:y="0.6cm">
          <draw:image xlink:href="Pictures/1000000000000310000002A79775ED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7T22:11:05.849526457</meta:creation-date>
    <dc:date>2015-10-07T22:12:29.184709796</dc:date>
    <meta:editing-duration>P0D</meta:editing-duration>
    <meta:editing-cycles>1</meta:editing-cycles>
    <meta:document-statistic meta:object-count="24"/>
    <meta:generator>LibreOffice/4.2.8.2$Linux_X86_64 LibreOffice_project/420m0$Build-2</meta:generator>
  </office:meta>
</office:document-meta>
</file>